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lfaxAI" svg:font-family="ColfaxAI,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Heading">
      <style:text-properties officeooo:rsid="0004a54f" officeooo:paragraph-rsid="0004a54f"/>
    </style:style>
    <style:style style:name="P2" style:family="paragraph" style:parent-style-name="Standard">
      <style:text-properties officeooo:rsid="0001b55c" officeooo:paragraph-rsid="0001b55c"/>
    </style:style>
    <style:style style:name="P3" style:family="paragraph" style:parent-style-name="Standard">
      <style:paragraph-properties fo:text-align="center" style:justify-single-word="false"/>
      <style:text-properties officeooo:rsid="0001b55c" officeooo:paragraph-rsid="0001b55c"/>
    </style:style>
    <style:style style:name="P4" style:family="paragraph" style:parent-style-name="Standard">
      <style:text-properties officeooo:paragraph-rsid="0001b55c"/>
    </style:style>
    <style:style style:name="T1" style:family="text">
      <style:text-properties fo:font-variant="normal" fo:text-transform="none" fo:color="#353740" loext:opacity="100%" style:font-name="ColfaxAI" fo:font-size="12pt" fo:letter-spacing="normal" fo:font-style="normal" fo:font-weight="normal"/>
    </style:style>
    <style:style style:name="T2" style:family="text">
      <style:text-properties fo:font-variant="normal" fo:text-transform="none" fo:color="#353740" loext:opacity="100%" style:font-name="ColfaxAI" fo:font-size="12pt" fo:letter-spacing="normal" fo:font-style="normal" fo:font-weight="normal" officeooo:rsid="0001b55c"/>
    </style:style>
    <style:style style:name="T3" style:family="text">
      <style:text-properties fo:font-variant="normal" fo:text-transform="none" fo:color="#353740" loext:opacity="100%" fo:letter-spacing="normal" officeooo:rsid="0001b55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p text:style-name="P1">Capítulo 1………………………………………………………………..1</text:p>
            <text:p text:style-name="P1">Capítulo 2………………………………………………………………..2</text:p>
          </text:index-title>
        </text:index-body>
      </text:table-of-content>
      <text:p text:style-name="P3"><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oft-page-break/><text:line-break/>CAPÍTULO 1</text:p>
      <text:p text:style-name="P2"/>
      <text:p text:style-name="P2"/>
      <text:p text:style-name="P4"><text:span text:style-name="T2"><text:line-break/>O</text:span><text:span text:style-name="T3"> </text:span><text:span text:style-name="T2">Redux-Toolkit</text:span><text:span text:style-name="T3"> </text:span><text:span text:style-name="T2">é</text:span><text:span text:style-name="T3"> </text:span><text:span text:style-name="T2">uma</text:span><text:span text:style-name="T3"> </text:span><text:span text:style-name="T2">ferramenta</text:span><text:span text:style-name="T3"> </text:span><text:span text:style-name="T2">incrível</text:span><text:span text:style-name="T3"> </text:span><text:span text:style-name="T2">para</text:span><text:span text:style-name="T3"> </text:span><text:span text:style-name="T2">desenvolvedores</text:span><text:span text:style-name="T3"> </text:span><text:span text:style-name="T2">cariocas</text:span><text:span text:style-name="T3"> </text:span><text:span text:style-name="T2">que</text:span><text:span text:style-name="T3"> </text:span><text:span text:style-name="T2">querem</text:span><text:span text:style-name="T3"> </text:span><text:span text:style-name="T2">criar</text:span><text:span text:style-name="T3"> </text:span><text:span text:style-name="T2">aplicações</text:span><text:span text:style-name="T3"> </text:span><text:span text:style-name="T2">web</text:span><text:span text:style-name="T3"> </text:span><text:span text:style-name="T2">escaláveis,</text:span><text:span text:style-name="T3"> </text:span><text:span text:style-name="T2">porém</text:span><text:span text:style-name="T3"> </text:span><text:span text:style-name="T2">de</text:span><text:span text:style-name="T3"> </text:span><text:span text:style-name="T2">forma</text:span><text:span text:style-name="T3"> </text:span><text:span text:style-name="T2">simples.</text:span><text:span text:style-name="T3"> </text:span><text:span text:style-name="T2">Com</text:span><text:span text:style-name="T3"> </text:span><text:span text:style-name="T2">ele,</text:span><text:span text:style-name="T3"> </text:span><text:span text:style-name="T2">você</text:span><text:span text:style-name="T3"> </text:span><text:span text:style-name="T2">pode</text:span><text:span text:style-name="T3"> </text:span><text:span text:style-name="T2">criar</text:span><text:span text:style-name="T3"> </text:span><text:span text:style-name="T2">aplicações</text:span><text:span text:style-name="T3"> </text:span><text:span text:style-name="T2">complexas</text:span><text:span text:style-name="T3"> </text:span><text:span text:style-name="T2">usando</text:span><text:span text:style-name="T3"> </text:span><text:span text:style-name="T2">os</text:span><text:span text:style-name="T3"> </text:span><text:span text:style-name="T2">recursos</text:span><text:span text:style-name="T3"> </text:span><text:span text:style-name="T2">mais</text:span><text:span text:style-name="T3"> </text:span><text:span text:style-name="T2">recentes</text:span><text:span text:style-name="T3"> </text:span><text:span text:style-name="T2">do</text:span><text:span text:style-name="T3"> </text:span><text:span text:style-name="T2">Redux,</text:span><text:span text:style-name="T3"> </text:span><text:span text:style-name="T2">como</text:span><text:span text:style-name="T3"> </text:span><text:span text:style-name="T2">React</text:span><text:span text:style-name="T3"> </text:span><text:span text:style-name="T2">Hooks,</text:span><text:span text:style-name="T3"> </text:span><text:span text:style-name="T2">Redux</text:span><text:span text:style-name="T3"> </text:span><text:span text:style-name="T2">Thunk,</text:span><text:span text:style-name="T3"> </text:span><text:span text:style-name="T2">e</text:span><text:span text:style-name="T3"> </text:span><text:span text:style-name="T2">muito</text:span><text:span text:style-name="T3"> </text:span><text:span text:style-name="T2">mais.</text:span><text:span text:style-name="T3"> </text:span><text:span text:style-name="T2">O</text:span><text:span text:style-name="T3"> </text:span><text:span text:style-name="T2">Redux</text:span><text:span text:style-name="T3"> </text:span><text:span text:style-name="T2">Toolkit</text:span><text:span text:style-name="T3"> </text:span><text:span text:style-name="T2">oferece</text:span><text:span text:style-name="T3"> </text:span><text:span text:style-name="T2">todas</text:span><text:span text:style-name="T3"> </text:span><text:span text:style-name="T2">as</text:span><text:span text:style-name="T3"> </text:span><text:span text:style-name="T2">ferramentas</text:span><text:span text:style-name="T3"> </text:span><text:span text:style-name="T2">necessárias</text:span><text:span text:style-name="T3"> </text:span><text:span text:style-name="T2">para</text:span><text:span text:style-name="T3"> </text:span><text:span text:style-name="T2">construir</text:span><text:span text:style-name="T3"> </text:span><text:span text:style-name="T2">aplicações</text:span><text:span text:style-name="T3"> </text:span><text:span text:style-name="T2">modernas,</text:span><text:span text:style-name="T3"> </text:span><text:span text:style-name="T2">desde</text:span><text:span text:style-name="T3"> </text:span><text:span text:style-name="T2">os</text:span><text:span text:style-name="T3"> </text:span><text:span text:style-name="T2">novos</text:span><text:span text:style-name="T3"> </text:span><text:span text:style-name="T2">recursos</text:span><text:span text:style-name="T3"> </text:span><text:span text:style-name="T2">de</text:span><text:span text:style-name="T3"> </text:span><text:span text:style-name="T2">estado</text:span><text:span text:style-name="T3"> </text:span><text:span text:style-name="T2">até</text:span><text:span text:style-name="T3"> </text:span><text:span text:style-name="T2">o</text:span><text:span text:style-name="T3"> </text:span><text:span text:style-name="T2">controle</text:span><text:span text:style-name="T3"> </text:span><text:span text:style-name="T2">de</text:span><text:span text:style-name="T3"> </text:span><text:span text:style-name="T2">fluxo</text:span><text:span text:style-name="T3"> </text:span><text:span text:style-name="T2">de</text:span><text:span text:style-name="T3"> </text:span><text:span text:style-name="T2">dados.</text:span><text:span text:style-name="T3"> </text:span><text:span text:style-name="T2">Além</text:span><text:span text:style-name="T3"> </text:span><text:span text:style-name="T2">disso,</text:span><text:span text:style-name="T3"> </text:span><text:span text:style-name="T2">ele</text:span><text:span text:style-name="T3"> </text:span><text:span text:style-name="T2">vem</text:span><text:span text:style-name="T3"> </text:span><text:span text:style-name="T2">com</text:span><text:span text:style-name="T3"> </text:span><text:span text:style-name="T2">uma</text:span><text:span text:style-name="T3"> </text:span><text:span text:style-name="T2">variedade</text:span><text:span text:style-name="T3"> </text:span><text:span text:style-name="T2">de</text:span><text:span text:style-name="T3"> </text:span><text:span text:style-name="T2">utilitários,</text:span><text:span text:style-name="T3"> </text:span><text:span text:style-name="T2">como</text:span><text:span text:style-name="T3"> </text:span><text:span text:style-name="T2">configurações</text:span><text:span text:style-name="T3"> </text:span><text:span text:style-name="T2">iniciais,</text:span><text:span text:style-name="T3"> </text:span><text:span text:style-name="T2">configuração</text:span><text:span text:style-name="T3"> </text:span><text:span text:style-name="T2">do</text:span><text:span text:style-name="T3"> </text:span><text:span text:style-name="T2">estado,</text:span><text:span text:style-name="T3"> </text:span><text:span text:style-name="T2">criação</text:span><text:span text:style-name="T3"> </text:span><text:span text:style-name="T2">de</text:span><text:span text:style-name="T3"> </text:span><text:span text:style-name="T2">ações,</text:span><text:span text:style-name="T3"> </text:span><text:span text:style-name="T2">criação</text:span><text:span text:style-name="T3"> </text:span><text:span text:style-name="T2">de</text:span><text:span text:style-name="T3"> </text:span><text:span text:style-name="T2">selectores</text:span><text:span text:style-name="T3"> </text:span><text:span text:style-name="T2">e</text:span><text:span text:style-name="T3"> </text:span><text:span text:style-name="T2">muito</text:span><text:span text:style-name="T3"> </text:span><text:span text:style-name="T2">mais.</text:span><text:span text:style-name="T3"> </text:span><text:span text:style-name="T2">Todo</text:span><text:span text:style-name="T3"> </text:span><text:span text:style-name="T2">o</text:span><text:span text:style-name="T3"> </text:span><text:span text:style-name="T2">código</text:span><text:span text:style-name="T3"> </text:span><text:span text:style-name="T2">criado</text:span><text:span text:style-name="T3"> </text:span><text:span text:style-name="T2">com</text:span><text:span text:style-name="T3"> </text:span><text:span text:style-name="T2">o</text:span><text:span text:style-name="T3"> </text:span><text:span text:style-name="T2">Redux-Toolkit</text:span><text:span text:style-name="T3"> </text:span><text:span text:style-name="T2">é</text:span><text:span text:style-name="T3"> </text:span><text:span text:style-name="T2">otimizado</text:span><text:span text:style-name="T3"> </text:span><text:span text:style-name="T2">para</text:span><text:span text:style-name="T3"> </text:span><text:span text:style-name="T2">desempenho</text:span><text:span text:style-name="T1">, o que significa que sua aplicação será executada de forma eficiente e rápida. É possível adicionar recursos como autenticação, armazenamento e gerenciamento de estado, bem como usar os diversos middlewares disponíveis. Outro aspecto interessante do Redux-Toolkit é que ele vem com vários recursos de segurança embutidos. Isso significa que você pode ter certeza de que sua aplicação está protegida contra ameaças de segurança, como falhas de autenticação, ataques de injeção de código ou outros tipos de ataques. <text:s text:c="51"/></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oft-page-break/><text:span text:style-name="T1"/></text:p>
      <text:p text:style-name="P4"><text:span text:style-name="T1"/></text:p>
      <text:p text:style-name="P3"><text:span text:style-name="T1">Capítulo 2</text:span></text:p>
      <text:p text:style-name="P3"><text:span text:style-name="T1"/></text:p>
      <text:p text:style-name="P3"><text:span text:style-name="T1">O TypeScript é uma linguagem de programação de código aberto criada por Microsoft que é baseada em JavaScript. Ele adiciona recursos de programação como classes, interfaces, tipos e muito mais ao JavaScript. Com o TypeScript, você pode escrever aplicações JavaScript mais legíveis, escaláveis e robustas. O TypeScript foi projetado para ajudar os programadores a criar aplicações grandes e complicadas com mais facilidade e rapidez. Ele permite a criação de código JavaScript de forma mais clara e organizada. O TypeScript tem sido descrito como um "superconjunto" do JavaScript, pois contém todas as características do JavaScript, mais alguns recursos adicionais. O TypeScript permite aos programadores usar os princípios de orientação a objetos na criação de aplicações JavaScript. Ele também oferece suporte a outros recursos como classes, interfaces, herança, tipos, generics e muito mais. Isso torna o TypeScript uma ótima opção para criar aplicações JavaScript de alto nível. Além disso, o TypeScript tem suporte a ferramentas de desenvolvimento como Visual Studio Code, Sublime Text e Atom. Essas ferramentas ajudam os programadores a escrever, depurar e compilar código TypeScript. As ferramentas também permitem aos programadores verificar rapidamente seu código para erros de sintaxe ou de lógica. O TypeScript é uma ferramenta extremamente versátil e poderosa para desenvolver aplicações web. Programadores experientes e iniciantes podem usá-lo para criar aplicações robustas e escaláveis. Ele tem se tornado cada vez mais popular entre programadores web por sua simplicidade e poder. Se você está procurando uma maneira rápida e fácil de criar aplicações JavaScript, o TypeScript pode ser a opção certa. Ele oferece uma variedade de recursos para ajudar os programadores a escrever código mais legível e escalável. Depois de aprender os conceitos básicos do TypeScript, você estará pronto para criar aplicações web incrívei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lfaxAI" svg:font-family="ColfaxAI,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23T19:43:19.850000000</meta:creation-date>
    <dc:date>2023-01-23T20:08:56.986000000</dc:date>
    <meta:editing-duration>PT15M26S</meta:editing-duration>
    <meta:editing-cycles>2</meta:editing-cycles>
    <meta:generator>LibreOffice/7.3.5.2$Windows_X86_64 LibreOffice_project/184fe81b8c8c30d8b5082578aee2fed2ea847c01</meta:generator>
    <meta:document-statistic meta:table-count="0" meta:image-count="0" meta:object-count="0" meta:page-count="3" meta:paragraph-count="7" meta:word-count="473" meta:character-count="3315" meta:non-whitespace-character-count="2750"/>
  </office:meta>
</office:document-meta>
</file>